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Encabezado1">
      <style:text-properties style:use-window-font-color="true" style:font-name="Arial" fo:font-size="12pt" fo:language="es" fo:country="ES" officeooo:rsid="0032b64c" officeooo:paragraph-rsid="0032b64c" style:letter-kerning="true" style:font-name-asian="Microsoft YaHei" style:font-size-asian="12pt" style:language-asian="zh" style:country-asian="CN" style:font-name-complex="Mangal" style:font-size-complex="12pt" style:language-complex="hi" style:country-complex="IN"/>
    </style:style>
    <style:style style:name="P2" style:family="paragraph" style:parent-style-name="Encabezado1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>
      <style:text-properties officeooo:rsid="00150f95" officeooo:paragraph-rsid="00150f95"/>
    </style:style>
    <style:style style:name="P5" style:family="paragraph" style:parent-style-name="Text_20_body">
      <style:text-properties officeooo:paragraph-rsid="002f56b8"/>
    </style:style>
    <style:style style:name="P6" style:family="paragraph" style:parent-style-name="Text_20_body">
      <style:text-properties officeooo:rsid="0032b64c" officeooo:paragraph-rsid="0032b64c"/>
    </style:style>
    <style:style style:name="P7" style:family="paragraph" style:parent-style-name="Text_20_body">
      <style:text-properties officeooo:paragraph-rsid="0032b64c"/>
    </style:style>
    <style:style style:name="P8" style:family="paragraph" style:parent-style-name="Text_20_body">
      <style:text-properties officeooo:rsid="001c473c" officeooo:paragraph-rsid="0032b64c"/>
    </style:style>
    <style:style style:name="P9" style:family="paragraph" style:parent-style-name="Text_20_body">
      <style:text-properties officeooo:rsid="001c473c" officeooo:paragraph-rsid="00359a59"/>
    </style:style>
    <style:style style:name="P10" style:family="paragraph" style:parent-style-name="Text_20_body">
      <style:text-properties officeooo:rsid="001c473c" officeooo:paragraph-rsid="00363702"/>
    </style:style>
    <style:style style:name="P11" style:family="paragraph" style:parent-style-name="Text_20_body">
      <style:text-properties style:use-window-font-color="true" style:font-name="Liberation Sans" fo:font-size="14.1000003814697pt" fo:language="es" fo:country="ES" fo:font-weight="bold" officeooo:rsid="0032b64c" officeooo:paragraph-rsid="0032b64c" style:letter-kerning="true" style:font-name-asian="Liberation Sans1" style:font-size-asian="14.1000003814697pt" style:language-asian="zh" style:country-asian="CN" style:font-weight-asian="bold" style:font-name-complex="Liberation Sans1" style:font-size-complex="14.1000003814697pt" style:language-complex="hi" style:country-complex="IN" style:font-weight-complex="bold"/>
    </style:style>
    <style:style style:name="P12" style:family="paragraph" style:parent-style-name="Text_20_body">
      <style:text-properties officeooo:rsid="00131d7d"/>
    </style:style>
    <style:style style:name="P13" style:family="paragraph" style:parent-style-name="Text_20_body">
      <style:text-properties officeooo:rsid="003b8b97" officeooo:paragraph-rsid="003b8b97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 style:master-page-name="Standard">
      <style:paragraph-properties style:page-number="auto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Heading_20_1">
      <style:text-properties officeooo:paragraph-rsid="0032b64c"/>
    </style:style>
    <style:style style:name="P22" style:family="paragraph" style:parent-style-name="Heading_20_1">
      <style:text-properties officeooo:paragraph-rsid="00363702"/>
    </style:style>
    <style:style style:name="P23" style:family="paragraph" style:parent-style-name="Heading_20_2">
      <style:text-properties officeooo:paragraph-rsid="0032b64c"/>
    </style:style>
    <style:style style:name="P24" style:family="paragraph" style:parent-style-name="Heading_20_2">
      <style:text-properties officeooo:paragraph-rsid="003323ee"/>
    </style:style>
    <style:style style:name="P25" style:family="paragraph" style:parent-style-name="Heading_20_3">
      <style:text-properties officeooo:paragraph-rsid="0032b64c"/>
    </style:style>
    <style:style style:name="P26" style:family="paragraph" style:parent-style-name="Heading_20_3">
      <style:text-properties style:use-window-font-color="true" style:font-name="Liberation Sans" fo:font-size="14.1000003814697pt" fo:language="es" fo:country="ES" fo:font-weight="bold" officeooo:rsid="0032b64c" officeooo:paragraph-rsid="0032b64c" style:letter-kerning="true" style:font-name-asian="Liberation Sans1" style:font-size-asian="14.1000003814697pt" style:language-asian="zh" style:country-asian="CN" style:font-weight-asian="bold" style:font-name-complex="Liberation Sans1" style:font-size-complex="14.1000003814697pt" style:language-complex="hi" style:country-complex="IN" style:font-weight-complex="bold"/>
    </style:style>
    <style:style style:name="P27" style:family="paragraph" style:parent-style-name="Heading_20_3">
      <style:text-properties style:use-window-font-color="true" style:font-name="Liberation Sans" fo:font-size="14.1000003814697pt" fo:language="es" fo:country="ES" fo:font-weight="bold" officeooo:rsid="002ea482" officeooo:paragraph-rsid="0032b64c" style:letter-kerning="true" style:font-name-asian="Liberation Sans1" style:font-size-asian="14.1000003814697pt" style:language-asian="zh" style:country-asian="CN" style:font-weight-asian="bold" style:font-name-complex="Liberation Sans1" style:font-size-complex="14.1000003814697pt" style:language-complex="hi" style:country-complex="IN" style:font-weight-complex="bold"/>
    </style:style>
    <style:style style:name="P28" style:family="paragraph" style:parent-style-name="Text_20_body" style:list-style-name="L1">
      <style:text-properties officeooo:paragraph-rsid="00332b81"/>
    </style:style>
    <style:style style:name="P29" style:family="paragraph" style:parent-style-name="Text_20_body" style:list-style-name="L1">
      <style:text-properties officeooo:rsid="00150f95" officeooo:paragraph-rsid="00332b81"/>
    </style:style>
    <style:style style:name="P30" style:family="paragraph" style:parent-style-name="Text_20_body" style:list-style-name="L1">
      <style:text-properties style:use-window-font-color="true" style:font-name="Times New Roman" fo:font-size="12pt" fo:language="es" fo:country="ES" officeooo:rsid="0037d50a" officeooo:paragraph-rsid="003ce506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30b62d" style:font-name-complex="Arial"/>
    </style:style>
    <style:style style:name="T3" style:family="text">
      <style:text-properties style:font-name="Arial" officeooo:rsid="0032b64c"/>
    </style:style>
    <style:style style:name="T4" style:family="text">
      <style:text-properties style:font-name="Arial" officeooo:rsid="00414fc1"/>
    </style:style>
    <style:style style:name="T5" style:family="text">
      <style:text-properties style:font-name="Arial" officeooo:rsid="00313676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2d0479"/>
    </style:style>
    <style:style style:name="T8" style:family="text">
      <style:text-properties officeooo:rsid="00150f95"/>
    </style:style>
    <style:style style:name="T9" style:family="text">
      <style:text-properties style:use-window-font-color="true" style:font-name="Times New Roman" fo:font-size="12pt" fo:language="es" fo:country="ES" officeooo:rsid="002d0479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10" style:family="text">
      <style:text-properties style:use-window-font-color="true" style:font-name="Times New Roman" fo:font-size="12pt" fo:language="es" fo:country="ES" officeooo:rsid="00150f95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11" style:family="text">
      <style:text-properties style:use-window-font-color="true" style:font-name="Liberation Sans" fo:font-size="14.1000003814697pt" fo:language="es" fo:country="ES" fo:font-weight="bold" officeooo:rsid="002ea482" style:letter-kerning="true" style:font-name-asian="Liberation Sans1" style:font-size-asian="14.1000003814697pt" style:language-asian="zh" style:country-asian="CN" style:font-weight-asian="bold" style:font-name-complex="Liberation Sans1" style:font-size-complex="14.1000003814697pt" style:language-complex="hi" style:country-complex="IN" style:font-weight-complex="bold"/>
    </style:style>
    <style:style style:name="T12" style:family="text">
      <style:text-properties style:use-window-font-color="true" style:font-name="Liberation Sans" fo:font-size="14.1000003814697pt" fo:language="es" fo:country="ES" fo:font-weight="bold" officeooo:rsid="0032b64c" style:letter-kerning="true" style:font-name-asian="Liberation Sans1" style:font-size-asian="14.1000003814697pt" style:language-asian="zh" style:country-asian="CN" style:font-weight-asian="bold" style:font-name-complex="Liberation Sans1" style:font-size-complex="14.1000003814697pt" style:language-complex="hi" style:country-complex="IN" style:font-weight-complex="bold"/>
    </style:style>
    <style:style style:name="T13" style:family="text">
      <style:text-properties style:use-window-font-color="true" style:font-name="Liberation Sans" fo:font-size="18.2000007629395pt" fo:language="es" fo:country="ES" fo:font-weight="bold" officeooo:rsid="003b8b97" style:letter-kerning="true" style:font-name-asian="Liberation Sans1" style:font-size-asian="18.2000007629395pt" style:language-asian="zh" style:country-asian="CN" style:font-weight-asian="bold" style:font-name-complex="Liberation Sans1" style:font-size-complex="18.2000007629395pt" style:language-complex="hi" style:country-complex="IN" style:font-weight-complex="bold"/>
    </style:style>
    <style:style style:name="T14" style:family="text">
      <style:text-properties officeooo:rsid="0032b64c"/>
    </style:style>
    <style:style style:name="T15" style:family="text">
      <style:text-properties officeooo:rsid="00332b81"/>
    </style:style>
    <style:style style:name="T16" style:family="text">
      <style:text-properties officeooo:rsid="00363702"/>
    </style:style>
    <style:style style:name="T17" style:family="text">
      <style:text-properties officeooo:rsid="0039b6c2"/>
    </style:style>
    <style:style style:name="T18" style:family="text">
      <style:text-properties officeooo:rsid="003b8b97"/>
    </style:style>
    <style:style style:name="T19" style:family="text">
      <style:text-properties officeooo:rsid="003ce506"/>
    </style:style>
    <style:style style:name="T20" style:family="text">
      <style:text-properties officeooo:rsid="003e3d0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4"><text:a xlink:type="simple" xlink:href="#__RefHeading___Toc1364_2809895141" text:style-name="Index_20_Link" text:visited-style-name="Index_20_Link">Subraya tu opción:<text:tab/>1</text:a></text:p>
          <text:p text:style-name="P14"><text:a xlink:type="simple" xlink:href="#__RefHeading___Toc1678_2809895141" text:style-name="Index_20_Link" text:visited-style-name="Index_20_Link">Muestra tu panel de control de XAMPP dónde se vea versión y sistema operativo (hay que hacer scroll hacia arriba)<text:tab/>1</text:a></text:p>
          <text:p text:style-name="P14"><text:a xlink:type="simple" xlink:href="#__RefHeading___Toc1353_2809895141" text:style-name="Index_20_Link" text:visited-style-name="Index_20_Link">Parte 1<text:tab/>2</text:a></text:p>
          <text:p text:style-name="P15"><text:a xlink:type="simple" xlink:href="#__RefHeading___Toc113_446486471" text:style-name="Index_20_Link" text:visited-style-name="Index_20_Link">Capturas de pantalla y partes del código más relevantes<text:tab/>2</text:a></text:p>
          <text:p text:style-name="P16"><text:a xlink:type="simple" xlink:href="#__RefHeading___Toc11106_2005834794" text:style-name="Index_20_Link" text:visited-style-name="Index_20_Link">Login mostrando mensajes<text:tab/>2</text:a></text:p>
          <text:p text:style-name="P16"><text:a xlink:type="simple" xlink:href="#__RefHeading___Toc11108_2005834794" text:style-name="Index_20_Link" text:visited-style-name="Index_20_Link">Página de morosos<text:tab/>2</text:a></text:p>
          <text:p text:style-name="P16"><text:a xlink:type="simple" xlink:href="#__RefHeading___Toc11112_2005834794" text:style-name="Index_20_Link" text:visited-style-name="Index_20_Link">Otras capturas de interés<text:tab/>3</text:a></text:p>
          <text:p text:style-name="P15"><text:a xlink:type="simple" xlink:href="#__RefHeading___Toc115_446486471" text:style-name="Index_20_Link" text:visited-style-name="Index_20_Link">Autoevaluación justificada Ejercicio 0 (10 puntos)<text:tab/>3</text:a></text:p>
          <text:p text:style-name="P14"><text:a xlink:type="simple" xlink:href="#__RefHeading___Toc1366_2809895141" text:style-name="Index_20_Link" text:visited-style-name="Index_20_Link">Parte 2<text:tab/>4</text:a></text:p>
          <text:p text:style-name="P15"><text:a xlink:type="simple" xlink:href="#__RefHeading___Toc113_4464864711" text:style-name="Index_20_Link" text:visited-style-name="Index_20_Link">Capturas de pantalla y partes del código más relevantes<text:tab/>4</text:a></text:p>
          <text:p text:style-name="P16"><text:a xlink:type="simple" xlink:href="#__RefHeading___Toc11106_20058347941" text:style-name="Index_20_Link" text:visited-style-name="Index_20_Link">Listado<text:tab/>4</text:a></text:p>
          <text:p text:style-name="P16"><text:a xlink:type="simple" xlink:href="#__RefHeading___Toc1368_2809895141" text:style-name="Index_20_Link" text:visited-style-name="Index_20_Link">Búsqueda<text:tab/>4</text:a></text:p>
          <text:p text:style-name="P16"><text:a xlink:type="simple" xlink:href="#__RefHeading___Toc1370_2809895141" text:style-name="Index_20_Link" text:visited-style-name="Index_20_Link">Otras capturas de interés<text:tab/>4</text:a></text:p>
          <text:p text:style-name="P15"><text:a xlink:type="simple" xlink:href="#__RefHeading___Toc1372_2809895141" text:style-name="Index_20_Link" text:visited-style-name="Index_20_Link">Autoevaluación justificada Ejercicio 1 (10 puntos)<text:tab/>4</text:a></text:p>
          <text:p text:style-name="P14"><text:a xlink:type="simple" xlink:href="#__RefHeading___Toc261_1729096879" text:style-name="Index_20_Link" text:visited-style-name="Index_20_Link">Y por último no olvides...<text:tab/>4</text:a></text:p>
        </text:index-body>
      </text:table-of-content>
      <text:p text:style-name="Standard"/>
      <text:h text:style-name="Heading_20_1" text:outline-level="1"><text:bookmark-start text:name="__RefHeading___Toc1364_2809895141"/>Subraya tu opción:<text:bookmark-end text:name="__RefHeading___Toc1364_2809895141"/></text:h>
      <text:p text:style-name="P6">- Te presentas a febrero porque la tienes pendiente</text:p>
      <text:p text:style-name="P6">- Te presentas a febrero para subir nota</text:p>
      <text:p text:style-name="P6">- Solo te presentas a junio porque la parte de febrero la tienes aprobada</text:p>
      <text:p text:style-name="P6"/>
      <text:h text:style-name="Heading_20_1" text:outline-level="1"><text:bookmark-start text:name="__RefHeading___Toc1678_2809895141"/><text:span text:style-name="T16">Muestra t</text:span>u <text:span text:style-name="T13">panel de control</text:span> de XAMPP dónde se vea versión <text:span text:style-name="T17">y</text:span> sistema operativo <text:span text:style-name="T18">(hay que hacer scroll hacia arriba)</text:span><text:bookmark-end text:name="__RefHeading___Toc1678_2809895141"/></text:h>
      <text:p text:style-name="P13">Debes tener XAMPP 7.3.9</text:p>
      <text:p text:style-name="P10"/>
      <text:p text:style-name="P10"/>
      <text:p text:style-name="P10"/>
      <text:h text:style-name="Heading_20_1" text:outline-level="1"><text:bookmark-start text:name="__RefHeading___Toc1353_2809895141"/><text:soft-page-break/>Parte 1<text:bookmark-end text:name="__RefHeading___Toc1353_2809895141"/></text:h>
      <text:h text:style-name="Heading_20_2" text:outline-level="2"><text:bookmark-start text:name="__RefHeading___Toc113_446486471"/>Capturas <text:span text:style-name="T7">de pantalla y partes del código más relevantes</text:span><text:bookmark-end text:name="__RefHeading___Toc113_446486471"/></text:h>
      <text:p text:style-name="P9"/>
      <text:h text:style-name="P25" text:outline-level="3"><text:bookmark-start text:name="__RefHeading___Toc11106_2005834794"/><text:span text:style-name="T11">L</text:span><text:span text:style-name="T12">ogin mostrando mensajes</text:span><text:bookmark-end text:name="__RefHeading___Toc11106_2005834794"/></text:h>
      <text:p text:style-name="Text_20_body"/>
      <text:p text:style-name="Text_20_body"/>
      <text:p text:style-name="Text_20_body"/>
      <text:p text:style-name="Text_20_body"/>
      <text:h text:style-name="P26" text:outline-level="3"><text:bookmark-start text:name="__RefHeading___Toc11108_2005834794"/>Página de morosos<text:bookmark-end text:name="__RefHeading___Toc11108_2005834794"/></text:h>
      <text:p text:style-name="P5"/>
      <text:p text:style-name="P5"/>
      <text:p text:style-name="P5"><text:tab/></text:p>
      <text:p text:style-name="P5"><text:tab/></text:p>
      <text:h text:style-name="Heading_20_3" text:outline-level="3"><text:bookmark-start text:name="__RefHeading___Toc11112_2005834794"/>Otras capturas de interés<text:bookmark-end text:name="__RefHeading___Toc11112_2005834794"/></text:h>
      <text:p text:style-name="Text_20_body"/>
      <text:p text:style-name="P12"/>
      <text:p text:style-name="P12"/>
      <text:p text:style-name="P12"/>
      <text:p text:style-name="P12"/>
      <text:p text:style-name="P12"/>
      <text:h text:style-name="P23" text:outline-level="2"><text:bookmark-start text:name="__RefHeading___Toc115_446486471"/>Autoevaluación <text:span text:style-name="T14">justificada </text:span><text:span text:style-name="T3">Ejercicio </text:span><text:span text:style-name="T4">0</text:span><text:span text:style-name="T3"> </text:span><text:span text:style-name="T5">(10 puntos)</text:span><text:bookmark-end text:name="__RefHeading___Toc115_446486471"/></text:h>
      <text:p text:style-name="Text_20_body"/>
      <text:p text:style-name="Text_20_body"/>
      <text:p text:style-name="Text_20_body"/>
      <text:h text:style-name="P21" text:outline-level="1"><text:bookmark-start text:name="__RefHeading___Toc1366_2809895141"/><text:soft-page-break/>Parte <text:span text:style-name="T20">2</text:span><text:bookmark-end text:name="__RefHeading___Toc1366_2809895141"/></text:h>
      <text:h text:style-name="P24" text:outline-level="2"><text:bookmark-start text:name="__RefHeading___Toc113_4464864711"/>Capturas <text:span text:style-name="T7">de pantalla y partes del código más relevantes</text:span><text:bookmark-end text:name="__RefHeading___Toc113_4464864711"/></text:h>
      <text:p text:style-name="P8"/>
      <text:h text:style-name="P27" text:outline-level="3"><text:bookmark-start text:name="__RefHeading___Toc11106_20058347941"/>L<text:span text:style-name="T14">istado</text:span><text:bookmark-end text:name="__RefHeading___Toc11106_20058347941"/></text:h>
      <text:p text:style-name="P11"/>
      <text:p text:style-name="P11"/>
      <text:p text:style-name="P11"/>
      <text:p text:style-name="P11"/>
      <text:h text:style-name="P26" text:outline-level="3"><text:bookmark-start text:name="__RefHeading___Toc1368_2809895141"/>Búsqueda<text:bookmark-end text:name="__RefHeading___Toc1368_2809895141"/></text:h>
      <text:p text:style-name="P7"/>
      <text:p text:style-name="P7"/>
      <text:p text:style-name="P7"/>
      <text:p text:style-name="P7"/>
      <text:h text:style-name="P25" text:outline-level="3"><text:bookmark-start text:name="__RefHeading___Toc1370_2809895141"/>Otras capturas de interés<text:bookmark-end text:name="__RefHeading___Toc1370_2809895141"/></text:h>
      <text:p text:style-name="Text_20_body"/>
      <text:p text:style-name="Text_20_body"/>
      <text:p text:style-name="Text_20_body"/>
      <text:p text:style-name="Text_20_body"/>
      <text:h text:style-name="P23" text:outline-level="2"><text:bookmark-start text:name="__RefHeading___Toc1372_2809895141"/>Autoevaluación <text:span text:style-name="T14">justificada </text:span><text:span text:style-name="T3">Ejercicio 1 </text:span><text:span text:style-name="T5">(10 puntos)</text:span><text:bookmark-end text:name="__RefHeading___Toc1372_2809895141"/></text:h>
      <text:p text:style-name="P7"/>
      <text:h text:style-name="P22" text:outline-level="1"><text:bookmark-start text:name="__RefHeading___Toc261_1729096879"/>Y por último <text:span text:style-name="T8">no olvides</text:span>...<text:bookmark-end text:name="__RefHeading___Toc261_1729096879"/></text:h>
      <text:list xml:id="list3696962244" text:style-name="L1">
        <text:list-item>
          <text:p text:style-name="P28"><text:span text:style-name="T8">darle a botón derecho en el índice/sumario del principio del documento y darle a “Actualizar índice”</text:span></text:p>
        </text:list-item>
        <text:list-item>
          <text:p text:style-name="P29">Guardar este archivo con tus Apellidos y nombre</text:p>
        </text:list-item>
        <text:list-item>
          <text:p text:style-name="P28"><text:span text:style-name="T10">S</text:span><text:span text:style-name="T15">eleccionar “Archivo” → “Exportar a PDF”</text:span></text:p>
        </text:list-item>
        <text:list-item>
          <text:p text:style-name="P28"><text:span text:style-name="T15">Adjuntar todos los ficheros (el .odt, el .pdf, </text:span><text:span text:style-name="T9">el código, etc.</text:span><text:span text:style-name="T8">) dentro de una carpeta con tus apellidos y nombre que comprimirás en un .ZIP</text:span></text:p>
        </text:list-item>
        <text:list-item>
          <text:p text:style-name="P30"><text:soft-page-break/>S<text:span text:style-name="T19">ubir el .zip tanto a pcloud como a la plataforma.</text:span></text:p>
        </text:list-item>
      </text:list>
      <text:p text:style-name="P4">GRACIAS!!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GB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hyphenation-ladder-count="no-limit"/>
      <style:text-properties fo:hyphenate="true" fo:hyphenation-remain-char-count="2" fo:hyphenation-push-char-count="2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Pie_20_de_20_página_20_Car" style:display-name="Pie de página Car" style:family="text">
      <style:text-properties fo:font-size="12pt" style:letter-kerning="true" style:font-name-asian="SimSun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cm" table:align="left" style:writing-mode="lr-tb"/>
    </style:style>
    <style:style style:name="Tabla2.A" style:family="table-column">
      <style:table-column-properties style:column-width="8.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="0.097cm" fo:border="none" style:writing-mode="lr-tb"/>
    </style:style>
    <style:style style:name="MP1" style:family="paragraph" style:parent-style-name="Encabezado1">
      <style:text-properties style:use-window-font-color="true" style:font-name="Arial" fo:font-size="12pt" fo:language="es" fo:country="ES" officeooo:rsid="0032b64c" officeooo:paragraph-rsid="0032b64c" style:letter-kerning="true" style:font-name-asian="Microsoft YaHei" style:font-size-asian="12pt" style:language-asian="zh" style:country-asian="CN" style:font-name-complex="Mangal" style:font-size-complex="12pt" style:language-complex="hi" style:country-complex="IN"/>
    </style:style>
    <style:style style:name="MP2" style:family="paragraph" style:parent-style-name="Text_20_body">
      <style:paragraph-properties fo:text-align="end" style:justify-single-word="false"/>
    </style:style>
    <style:style style:name="MP3" style:family="paragraph" style:parent-style-name="Encabezado1">
      <style:text-properties fo:font-size="12pt" style:font-size-asian="12pt" style:font-size-complex="12pt"/>
    </style:style>
    <style:style style:name="MT1" style:family="text">
      <style:text-properties style:font-name="Arial" style:font-name-complex="Arial"/>
    </style:style>
    <style:style style:name="MT2" style:family="text">
      <style:text-properties style:font-name="Arial" officeooo:rsid="0030b62d" style:font-name-complex="Arial"/>
    </style:style>
    <style:style style:name="MT3" style:family="text">
      <style:text-properties fo:background-color="#ffff00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31cm" fo:margin-left="0cm" fo:margin-right="0cm" fo:margin-bottom="3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 table:number-columns-repeated="2"/>
          <table:table-row table:style-name="Tabla2.1">
            <table:table-cell table:style-name="Tabla2.A1" office:value-type="string">
              <text:p text:style-name="MP1">Autoevaluación Examen Junio</text:p>
            </table:table-cell>
            <table:table-cell table:style-name="Tabla2.A1" office:value-type="string">
              <text:p text:style-name="MP2"><text:span text:style-name="MT1">Curso: 201</text:span><text:span text:style-name="MT2">9</text:span><text:span text:style-name="MT1">-20</text:span><text:span text:style-name="MT2">20</text:span></text:p>
            </table:table-cell>
          </table:table-row>
          <table:table-row table:style-name="Tabla2.1">
            <table:table-cell table:style-name="Tabla2.A1" table:number-columns-spanned="2" office:value-type="string">
              <text:p text:style-name="MP3">Nombre y apellidos:<text:span text:style-name="MT3"> <text:s text:c="79"/></text:span><text:s/></text:p>
            </table:table-cell>
            <table:covered-table-cell/>
          </table:table-row>
        </table:table>
        <text:p text:style-name="Encabezado1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dmin</meta:initial-creator>
    <meta:creation-date>2015-09-29T13:50:00</meta:creation-date>
    <dc:date>2020-05-22T15:32:41.475000000</dc:date>
    <meta:editing-cycles>39</meta:editing-cycles>
    <meta:editing-duration>PT22H33M44S</meta:editing-duration>
    <meta:generator>LibreOffice/6.3.5.2$Windows_X86_64 LibreOffice_project/dd0751754f11728f69b42ee2af66670068624673</meta:generator>
    <meta:document-statistic meta:table-count="1" meta:image-count="0" meta:object-count="0" meta:page-count="4" meta:paragraph-count="46" meta:word-count="286" meta:character-count="1734" meta:non-whitespace-character-count="1414"/>
  </office:meta>
</office:document-meta>
</file>